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ECCAD21901BEBEEE.svm" manifest:media-type="image/x-svm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jectileMotion" table:style-name="ta1">
        <table:shapes>
          <draw:frame draw:z-index="0" draw:style-name="gr1" draw:text-style-name="P1" svg:width="15.999cm" svg:height="8.999cm" svg:x="8.055cm" svg:y="0.817cm">
            <draw:object draw:notify-on-update-of-ranges="projectileMotion.A1:projectileMotion.A147 projectileMotion.B1:projectileMotion.B1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4cm" svg:height="9.004cm" svg:x="9.075cm" svg:y="10.439cm">
            <draw:object draw:notify-on-update-of-ranges="projectileMotion.A1:projectileMotion.A3 projectileMotion.B1:projectileMotion.B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74231329932809" calcext:value-type="float">
            <text:p>0.74231329932809</text:p>
          </table:table-cell>
          <table:table-cell office:value-type="float" office:value="3.5200119018555" calcext:value-type="float">
            <text:p>3.5200119018555</text:p>
          </table:table-cell>
        </table:table-row>
        <table:table-row table:style-name="ro1">
          <table:table-cell office:value-type="float" office:value="0.79137049941346" calcext:value-type="float">
            <text:p>0.79137049941346</text:p>
          </table:table-cell>
          <table:table-cell office:value-type="float" office:value="5.0200119018555" calcext:value-type="float">
            <text:p>5.0200119018555</text:p>
          </table:table-cell>
        </table:table-row>
        <table:table-row table:style-name="ro1">
          <table:table-cell office:value-type="float" office:value="0.83984289970249" calcext:value-type="float">
            <text:p>0.83984289970249</text:p>
          </table:table-cell>
          <table:table-cell office:value-type="float" office:value="6.4750061035156" calcext:value-type="float">
            <text:p>6.4750061035156</text:p>
          </table:table-cell>
        </table:table-row>
        <table:table-row table:style-name="ro1">
          <table:table-cell office:value-type="float" office:value="0.90237250039354" calcext:value-type="float">
            <text:p>0.90237250039354</text:p>
          </table:table-cell>
          <table:table-cell office:value-type="float" office:value="7.8854522705078" calcext:value-type="float">
            <text:p>7.8854522705078</text:p>
          </table:table-cell>
        </table:table-row>
        <table:table-row table:style-name="ro1">
          <table:table-cell office:value-type="float" office:value="0.94408820057288" calcext:value-type="float">
            <text:p>0.94408820057288</text:p>
          </table:table-cell>
          <table:table-cell office:value-type="float" office:value="9.2517929077148" calcext:value-type="float">
            <text:p>9.2517929077148</text:p>
          </table:table-cell>
        </table:table-row>
        <table:table-row table:style-name="ro1">
          <table:table-cell office:value-type="float" office:value="0.99260940123349" calcext:value-type="float">
            <text:p>0.99260940123349</text:p>
          </table:table-cell>
          <table:table-cell office:value-type="float" office:value="10.57447052002" calcext:value-type="float">
            <text:p>10.57447052002</text:p>
          </table:table-cell>
        </table:table-row>
        <table:table-row table:style-name="ro1">
          <table:table-cell office:value-type="float" office:value="1.0413760007359" calcext:value-type="float">
            <text:p>1.0413760007359</text:p>
          </table:table-cell>
          <table:table-cell office:value-type="float" office:value="11.85391998291" calcext:value-type="float">
            <text:p>11.85391998291</text:p>
          </table:table-cell>
        </table:table-row>
        <table:table-row table:style-name="ro1">
          <table:table-cell office:value-type="float" office:value="1.1037241001613" calcext:value-type="float">
            <text:p>1.1037241001613</text:p>
          </table:table-cell>
          <table:table-cell office:value-type="float" office:value="13.090576171875" calcext:value-type="float">
            <text:p>13.090576171875</text:p>
          </table:table-cell>
        </table:table-row>
        <table:table-row table:style-name="ro1">
          <table:table-cell office:value-type="float" office:value="1.1458155992441" calcext:value-type="float">
            <text:p>1.1458155992441</text:p>
          </table:table-cell>
          <table:table-cell office:value-type="float" office:value="14.284866333008" calcext:value-type="float">
            <text:p>14.284866333008</text:p>
          </table:table-cell>
        </table:table-row>
        <table:table-row table:style-name="ro1">
          <table:table-cell office:value-type="float" office:value="1.1956921992823" calcext:value-type="float">
            <text:p>1.1956921992823</text:p>
          </table:table-cell>
          <table:table-cell office:value-type="float" office:value="15.437217712402" calcext:value-type="float">
            <text:p>15.437217712402</text:p>
          </table:table-cell>
        </table:table-row>
        <table:table-row table:style-name="ro1">
          <table:table-cell office:value-type="float" office:value="1.2431274987757" calcext:value-type="float">
            <text:p>1.2431274987757</text:p>
          </table:table-cell>
          <table:table-cell office:value-type="float" office:value="16.548042297363" calcext:value-type="float">
            <text:p>16.548042297363</text:p>
          </table:table-cell>
        </table:table-row>
        <table:table-row table:style-name="ro1">
          <table:table-cell office:value-type="float" office:value="1.2858647983521" calcext:value-type="float">
            <text:p>1.2858647983521</text:p>
          </table:table-cell>
          <table:table-cell office:value-type="float" office:value="17.61775970459" calcext:value-type="float">
            <text:p>17.61775970459</text:p>
          </table:table-cell>
        </table:table-row>
        <table:table-row table:style-name="ro1">
          <table:table-cell office:value-type="float" office:value="1.346986498218" calcext:value-type="float">
            <text:p>1.346986498218</text:p>
          </table:table-cell>
          <table:table-cell office:value-type="float" office:value="18.646781921387" calcext:value-type="float">
            <text:p>18.646781921387</text:p>
          </table:table-cell>
        </table:table-row>
        <table:table-row table:style-name="ro1">
          <table:table-cell office:value-type="float" office:value="1.3967663990334" calcext:value-type="float">
            <text:p>1.3967663990334</text:p>
          </table:table-cell>
          <table:table-cell office:value-type="float" office:value="19.635513305664" calcext:value-type="float">
            <text:p>19.635513305664</text:p>
          </table:table-cell>
        </table:table-row>
        <table:table-row table:style-name="ro1">
          <table:table-cell office:value-type="float" office:value="1.4441298996098" calcext:value-type="float">
            <text:p>1.4441298996098</text:p>
          </table:table-cell>
          <table:table-cell office:value-type="float" office:value="20.584358215332" calcext:value-type="float">
            <text:p>20.584358215332</text:p>
          </table:table-cell>
        </table:table-row>
        <table:table-row table:style-name="ro1">
          <table:table-cell office:value-type="float" office:value="1.4874956994317" calcext:value-type="float">
            <text:p>1.4874956994317</text:p>
          </table:table-cell>
          <table:table-cell office:value-type="float" office:value="21.493713378906" calcext:value-type="float">
            <text:p>21.493713378906</text:p>
          </table:table-cell>
        </table:table-row>
        <table:table-row table:style-name="ro1">
          <table:table-cell office:value-type="float" office:value="1.5357110998593" calcext:value-type="float">
            <text:p>1.5357110998593</text:p>
          </table:table-cell>
          <table:table-cell office:value-type="float" office:value="22.363975524902" calcext:value-type="float">
            <text:p>22.363975524902</text:p>
          </table:table-cell>
        </table:table-row>
        <table:table-row table:style-name="ro1">
          <table:table-cell office:value-type="float" office:value="1.5977102001198" calcext:value-type="float">
            <text:p>1.5977102001198</text:p>
          </table:table-cell>
          <table:table-cell office:value-type="float" office:value="23.195533752441" calcext:value-type="float">
            <text:p>23.195533752441</text:p>
          </table:table-cell>
        </table:table-row>
        <table:table-row table:style-name="ro1">
          <table:table-cell office:value-type="float" office:value="1.6458381009288" calcext:value-type="float">
            <text:p>1.6458381009288</text:p>
          </table:table-cell>
          <table:table-cell office:value-type="float" office:value="23.988777160645" calcext:value-type="float">
            <text:p>23.988777160645</text:p>
          </table:table-cell>
        </table:table-row>
        <table:table-row table:style-name="ro1">
          <table:table-cell office:value-type="float" office:value="1.6947604008019" calcext:value-type="float">
            <text:p>1.6947604008019</text:p>
          </table:table-cell>
          <table:table-cell office:value-type="float" office:value="24.744087219238" calcext:value-type="float">
            <text:p>24.744087219238</text:p>
          </table:table-cell>
        </table:table-row>
        <table:table-row table:style-name="ro1">
          <table:table-cell office:value-type="float" office:value="1.7359247007407" calcext:value-type="float">
            <text:p>1.7359247007407</text:p>
          </table:table-cell>
          <table:table-cell office:value-type="float" office:value="25.461845397949" calcext:value-type="float">
            <text:p>25.461845397949</text:p>
          </table:table-cell>
        </table:table-row>
        <table:table-row table:style-name="ro1">
          <table:table-cell office:value-type="float" office:value="1.7991557004862" calcext:value-type="float">
            <text:p>1.7991557004862</text:p>
          </table:table-cell>
          <table:table-cell office:value-type="float" office:value="26.142425537109" calcext:value-type="float">
            <text:p>26.142425537109</text:p>
          </table:table-cell>
        </table:table-row>
        <table:table-row table:style-name="ro1">
          <table:table-cell office:value-type="float" office:value="1.8473783005029" calcext:value-type="float">
            <text:p>1.8473783005029</text:p>
          </table:table-cell>
          <table:table-cell office:value-type="float" office:value="26.786201477051" calcext:value-type="float">
            <text:p>26.786201477051</text:p>
          </table:table-cell>
        </table:table-row>
        <table:table-row table:style-name="ro1">
          <table:table-cell office:value-type="float" office:value="1.8957805011887" calcext:value-type="float">
            <text:p>1.8957805011887</text:p>
          </table:table-cell>
          <table:table-cell office:value-type="float" office:value="27.393539428711" calcext:value-type="float">
            <text:p>27.393539428711</text:p>
          </table:table-cell>
        </table:table-row>
        <table:table-row table:style-name="ro1">
          <table:table-cell office:value-type="float" office:value="1.9374584017787" calcext:value-type="float">
            <text:p>1.9374584017787</text:p>
          </table:table-cell>
          <table:table-cell office:value-type="float" office:value="27.964805603027" calcext:value-type="float">
            <text:p>27.964805603027</text:p>
          </table:table-cell>
        </table:table-row>
        <table:table-row table:style-name="ro1">
          <table:table-cell office:value-type="float" office:value="1.9893582023215" calcext:value-type="float">
            <text:p>1.9893582023215</text:p>
          </table:table-cell>
          <table:table-cell office:value-type="float" office:value="28.500358581543" calcext:value-type="float">
            <text:p>28.500358581543</text:p>
          </table:table-cell>
        </table:table-row>
        <table:table-row table:style-name="ro1">
          <table:table-cell office:value-type="float" office:value="2.0525021019857" calcext:value-type="float">
            <text:p>2.0525021019857</text:p>
          </table:table-cell>
          <table:table-cell office:value-type="float" office:value="29.000556945801" calcext:value-type="float">
            <text:p>29.000556945801</text:p>
          </table:table-cell>
        </table:table-row>
        <table:table-row table:style-name="ro1">
          <table:table-cell office:value-type="float" office:value="2.0972667015158" calcext:value-type="float">
            <text:p>2.0972667015158</text:p>
          </table:table-cell>
          <table:table-cell office:value-type="float" office:value="29.465751647949" calcext:value-type="float">
            <text:p>29.465751647949</text:p>
          </table:table-cell>
        </table:table-row>
        <table:table-row table:style-name="ro1">
          <table:table-cell office:value-type="float" office:value="2.1387727018446" calcext:value-type="float">
            <text:p>2.1387727018446</text:p>
          </table:table-cell>
          <table:table-cell office:value-type="float" office:value="29.896293640137" calcext:value-type="float">
            <text:p>29.896293640137</text:p>
          </table:table-cell>
        </table:table-row>
        <table:table-row table:style-name="ro1">
          <table:table-cell office:value-type="float" office:value="2.1891301018186" calcext:value-type="float">
            <text:p>2.1891301018186</text:p>
          </table:table-cell>
          <table:table-cell office:value-type="float" office:value="30.292526245117" calcext:value-type="float">
            <text:p>30.292526245117</text:p>
          </table:table-cell>
        </table:table-row>
        <table:table-row table:style-name="ro1">
          <table:table-cell office:value-type="float" office:value="2.2504728022031" calcext:value-type="float">
            <text:p>2.2504728022031</text:p>
          </table:table-cell>
          <table:table-cell office:value-type="float" office:value="30.654800415039" calcext:value-type="float">
            <text:p>30.654800415039</text:p>
          </table:table-cell>
        </table:table-row>
        <table:table-row table:style-name="ro1">
          <table:table-cell office:value-type="float" office:value="2.298903202638" calcext:value-type="float">
            <text:p>2.298903202638</text:p>
          </table:table-cell>
          <table:table-cell office:value-type="float" office:value="30.983451843262" calcext:value-type="float">
            <text:p>30.983451843262</text:p>
          </table:table-cell>
        </table:table-row>
        <table:table-row table:style-name="ro1">
          <table:table-cell office:value-type="float" office:value="2.3482290031388" calcext:value-type="float">
            <text:p>2.3482290031388</text:p>
          </table:table-cell>
          <table:table-cell office:value-type="float" office:value="31.278816223145" calcext:value-type="float">
            <text:p>31.278816223145</text:p>
          </table:table-cell>
        </table:table-row>
        <table:table-row table:style-name="ro1">
          <table:table-cell office:value-type="float" office:value="2.3890781039372" calcext:value-type="float">
            <text:p>2.3890781039372</text:p>
          </table:table-cell>
          <table:table-cell office:value-type="float" office:value="31.541229248047" calcext:value-type="float">
            <text:p>31.541229248047</text:p>
          </table:table-cell>
        </table:table-row>
        <table:table-row table:style-name="ro1">
          <table:table-cell office:value-type="float" office:value="2.4378703041002" calcext:value-type="float">
            <text:p>2.4378703041002</text:p>
          </table:table-cell>
          <table:table-cell office:value-type="float" office:value="31.771018981934" calcext:value-type="float">
            <text:p>31.771018981934</text:p>
          </table:table-cell>
        </table:table-row>
        <table:table-row table:style-name="ro1">
          <table:table-cell office:value-type="float" office:value="2.5003035045229" calcext:value-type="float">
            <text:p>2.5003035045229</text:p>
          </table:table-cell>
          <table:table-cell office:value-type="float" office:value="31.968505859375" calcext:value-type="float">
            <text:p>31.968505859375</text:p>
          </table:table-cell>
        </table:table-row>
        <table:table-row table:style-name="ro1">
          <table:table-cell office:value-type="float" office:value="2.5495071052574" calcext:value-type="float">
            <text:p>2.5495071052574</text:p>
          </table:table-cell>
          <table:table-cell office:value-type="float" office:value="32.134017944336" calcext:value-type="float">
            <text:p>32.134017944336</text:p>
          </table:table-cell>
        </table:table-row>
        <table:table-row table:style-name="ro1">
          <table:table-cell office:value-type="float" office:value="2.5902261054143" calcext:value-type="float">
            <text:p>2.5902261054143</text:p>
          </table:table-cell>
          <table:table-cell office:value-type="float" office:value="32.267875671387" calcext:value-type="float">
            <text:p>32.267875671387</text:p>
          </table:table-cell>
        </table:table-row>
        <table:table-row table:style-name="ro1">
          <table:table-cell office:value-type="float" office:value="2.6391047053039" calcext:value-type="float">
            <text:p>2.6391047053039</text:p>
          </table:table-cell>
          <table:table-cell office:value-type="float" office:value="32.370399475098" calcext:value-type="float">
            <text:p>32.370399475098</text:p>
          </table:table-cell>
        </table:table-row>
        <table:table-row table:style-name="ro1">
          <table:table-cell office:value-type="float" office:value="2.7012778054923" calcext:value-type="float">
            <text:p>2.7012778054923</text:p>
          </table:table-cell>
          <table:table-cell office:value-type="float" office:value="32.44189453125" calcext:value-type="float">
            <text:p>32.44189453125</text:p>
          </table:table-cell>
        </table:table-row>
        <table:table-row table:style-name="ro1">
          <table:table-cell office:value-type="float" office:value="2.7500754059292" calcext:value-type="float">
            <text:p>2.7500754059292</text:p>
          </table:table-cell>
          <table:table-cell office:value-type="float" office:value="32.48267364502" calcext:value-type="float">
            <text:p>32.48267364502</text:p>
          </table:table-cell>
        </table:table-row>
        <table:table-row table:style-name="ro1">
          <table:table-cell office:value-type="float" office:value="2.7917807055637" calcext:value-type="float">
            <text:p>2.7917807055637</text:p>
          </table:table-cell>
          <table:table-cell office:value-type="float" office:value="32.493041992188" calcext:value-type="float">
            <text:p>32.493041992188</text:p>
          </table:table-cell>
        </table:table-row>
        <table:table-row table:style-name="ro1">
          <table:table-cell office:value-type="float" office:value="2.8405885049142" calcext:value-type="float">
            <text:p>2.8405885049142</text:p>
          </table:table-cell>
          <table:table-cell office:value-type="float" office:value="32.47331237793" calcext:value-type="float">
            <text:p>32.47331237793</text:p>
          </table:table-cell>
        </table:table-row>
        <table:table-row table:style-name="ro1">
          <table:table-cell office:value-type="float" office:value="2.8893634043634" calcext:value-type="float">
            <text:p>2.8893634043634</text:p>
          </table:table-cell>
          <table:table-cell office:value-type="float" office:value="32.423774719238" calcext:value-type="float">
            <text:p>32.423774719238</text:p>
          </table:table-cell>
        </table:table-row>
        <table:table-row table:style-name="ro1">
          <table:table-cell office:value-type="float" office:value="2.9515382046811" calcext:value-type="float">
            <text:p>2.9515382046811</text:p>
          </table:table-cell>
          <table:table-cell office:value-type="float" office:value="32.344734191895" calcext:value-type="float">
            <text:p>32.344734191895</text:p>
          </table:table-cell>
        </table:table-row>
        <table:table-row table:style-name="ro1">
          <table:table-cell office:value-type="float" office:value="2.9931887048297" calcext:value-type="float">
            <text:p>2.9931887048297</text:p>
          </table:table-cell>
          <table:table-cell office:value-type="float" office:value="32.236488342285" calcext:value-type="float">
            <text:p>32.236488342285</text:p>
          </table:table-cell>
        </table:table-row>
        <table:table-row table:style-name="ro1">
          <table:table-cell office:value-type="float" office:value="3.0428948053159" calcext:value-type="float">
            <text:p>3.0428948053159</text:p>
          </table:table-cell>
          <table:table-cell office:value-type="float" office:value="32.099319458008" calcext:value-type="float">
            <text:p>32.099319458008</text:p>
          </table:table-cell>
        </table:table-row>
        <table:table-row table:style-name="ro1">
          <table:table-cell office:value-type="float" office:value="3.091254404746" calcext:value-type="float">
            <text:p>3.091254404746</text:p>
          </table:table-cell>
          <table:table-cell office:value-type="float" office:value="31.933525085449" calcext:value-type="float">
            <text:p>31.933525085449</text:p>
          </table:table-cell>
        </table:table-row>
        <table:table-row table:style-name="ro1">
          <table:table-cell office:value-type="float" office:value="3.1534674046561" calcext:value-type="float">
            <text:p>3.1534674046561</text:p>
          </table:table-cell>
          <table:table-cell office:value-type="float" office:value="31.739387512207" calcext:value-type="float">
            <text:p>31.739387512207</text:p>
          </table:table-cell>
        </table:table-row>
        <table:table-row table:style-name="ro1">
          <table:table-cell office:value-type="float" office:value="3.1949212043546" calcext:value-type="float">
            <text:p>3.1949212043546</text:p>
          </table:table-cell>
          <table:table-cell office:value-type="float" office:value="31.517189025879" calcext:value-type="float">
            <text:p>31.517189025879</text:p>
          </table:table-cell>
        </table:table-row>
        <table:table-row table:style-name="ro1">
          <table:table-cell office:value-type="float" office:value="3.2437480050139" calcext:value-type="float">
            <text:p>3.2437480050139</text:p>
          </table:table-cell>
          <table:table-cell office:value-type="float" office:value="31.267219543457" calcext:value-type="float">
            <text:p>31.267219543457</text:p>
          </table:table-cell>
        </table:table-row>
        <table:table-row table:style-name="ro1">
          <table:table-cell office:value-type="float" office:value="3.2921565044671" calcext:value-type="float">
            <text:p>3.2921565044671</text:p>
          </table:table-cell>
          <table:table-cell office:value-type="float" office:value="30.98974609375" calcext:value-type="float">
            <text:p>30.98974609375</text:p>
          </table:table-cell>
        </table:table-row>
        <table:table-row table:style-name="ro1">
          <table:table-cell office:value-type="float" office:value="3.334824103862" calcext:value-type="float">
            <text:p>3.334824103862</text:p>
          </table:table-cell>
          <table:table-cell office:value-type="float" office:value="30.685050964355" calcext:value-type="float">
            <text:p>30.685050964355</text:p>
          </table:table-cell>
        </table:table-row>
        <table:table-row table:style-name="ro1">
          <table:table-cell office:value-type="float" office:value="3.3959643039852" calcext:value-type="float">
            <text:p>3.3959643039852</text:p>
          </table:table-cell>
          <table:table-cell office:value-type="float" office:value="30.353401184082" calcext:value-type="float">
            <text:p>30.353401184082</text:p>
          </table:table-cell>
        </table:table-row>
        <table:table-row table:style-name="ro1">
          <table:table-cell office:value-type="float" office:value="3.4447966036387" calcext:value-type="float">
            <text:p>3.4447966036387</text:p>
          </table:table-cell>
          <table:table-cell office:value-type="float" office:value="29.995063781738" calcext:value-type="float">
            <text:p>29.995063781738</text:p>
          </table:table-cell>
        </table:table-row>
        <table:table-row table:style-name="ro1">
          <table:table-cell office:value-type="float" office:value="3.4931204034947" calcext:value-type="float">
            <text:p>3.4931204034947</text:p>
          </table:table-cell>
          <table:table-cell office:value-type="float" office:value="29.610313415527" calcext:value-type="float">
            <text:p>29.610313415527</text:p>
          </table:table-cell>
        </table:table-row>
        <table:table-row table:style-name="ro1">
          <table:table-cell office:value-type="float" office:value="3.5365111036226" calcext:value-type="float">
            <text:p>3.5365111036226</text:p>
          </table:table-cell>
          <table:table-cell office:value-type="float" office:value="29.199409484863" calcext:value-type="float">
            <text:p>29.199409484863</text:p>
          </table:table-cell>
        </table:table-row>
        <table:table-row table:style-name="ro1">
          <table:table-cell office:value-type="float" office:value="3.5976798031479" calcext:value-type="float">
            <text:p>3.5976798031479</text:p>
          </table:table-cell>
          <table:table-cell office:value-type="float" office:value="28.76261138916" calcext:value-type="float">
            <text:p>28.76261138916</text:p>
          </table:table-cell>
        </table:table-row>
        <table:table-row table:style-name="ro1">
          <table:table-cell office:value-type="float" office:value="3.6462742032018" calcext:value-type="float">
            <text:p>3.6462742032018</text:p>
          </table:table-cell>
          <table:table-cell office:value-type="float" office:value="28.300186157227" calcext:value-type="float">
            <text:p>28.300186157227</text:p>
          </table:table-cell>
        </table:table-row>
        <table:table-row table:style-name="ro1">
          <table:table-cell office:value-type="float" office:value="3.6947086036671" calcext:value-type="float">
            <text:p>3.6947086036671</text:p>
          </table:table-cell>
          <table:table-cell office:value-type="float" office:value="27.812385559082" calcext:value-type="float">
            <text:p>27.812385559082</text:p>
          </table:table-cell>
        </table:table-row>
        <table:table-row table:style-name="ro1">
          <table:table-cell office:value-type="float" office:value="3.7433038030285" calcext:value-type="float">
            <text:p>3.7433038030285</text:p>
          </table:table-cell>
          <table:table-cell office:value-type="float" office:value="27.299461364746" calcext:value-type="float">
            <text:p>27.299461364746</text:p>
          </table:table-cell>
        </table:table-row>
        <table:table-row table:style-name="ro1">
          <table:table-cell office:value-type="float" office:value="3.78655670234" calcext:value-type="float">
            <text:p>3.78655670234</text:p>
          </table:table-cell>
          <table:table-cell office:value-type="float" office:value="26.761665344238" calcext:value-type="float">
            <text:p>26.761665344238</text:p>
          </table:table-cell>
        </table:table-row>
        <table:table-row table:style-name="ro1">
          <table:table-cell office:value-type="float" office:value="3.8476101022679" calcext:value-type="float">
            <text:p>3.8476101022679</text:p>
          </table:table-cell>
          <table:table-cell office:value-type="float" office:value="26.199249267578" calcext:value-type="float">
            <text:p>26.199249267578</text:p>
          </table:table-cell>
        </table:table-row>
        <table:table-row table:style-name="ro1">
          <table:table-cell office:value-type="float" office:value="3.8961346021388" calcext:value-type="float">
            <text:p>3.8961346021388</text:p>
          </table:table-cell>
          <table:table-cell office:value-type="float" office:value="25.612457275391" calcext:value-type="float">
            <text:p>25.612457275391</text:p>
          </table:table-cell>
        </table:table-row>
        <table:table-row table:style-name="ro1">
          <table:table-cell office:value-type="float" office:value="3.9446569026913" calcext:value-type="float">
            <text:p>3.9446569026913</text:p>
          </table:table-cell>
          <table:table-cell office:value-type="float" office:value="25.001533508301" calcext:value-type="float">
            <text:p>25.001533508301</text:p>
          </table:table-cell>
        </table:table-row>
        <table:table-row table:style-name="ro1">
          <table:table-cell office:value-type="float" office:value="3.9933083027136" calcext:value-type="float">
            <text:p>3.9933083027136</text:p>
          </table:table-cell>
          <table:table-cell office:value-type="float" office:value="24.366714477539" calcext:value-type="float">
            <text:p>24.366714477539</text:p>
          </table:table-cell>
        </table:table-row>
        <table:table-row table:style-name="ro1">
          <table:table-cell office:value-type="float" office:value="4.0372967028525" calcext:value-type="float">
            <text:p>4.0372967028525</text:p>
          </table:table-cell>
          <table:table-cell office:value-type="float" office:value="23.70824432373" calcext:value-type="float">
            <text:p>23.70824432373</text:p>
          </table:table-cell>
        </table:table-row>
        <table:table-row table:style-name="ro1">
          <table:table-cell office:value-type="float" office:value="4.098947202554" calcext:value-type="float">
            <text:p>4.098947202554</text:p>
          </table:table-cell>
          <table:table-cell office:value-type="float" office:value="23.026359558105" calcext:value-type="float">
            <text:p>23.026359558105</text:p>
          </table:table-cell>
        </table:table-row>
        <table:table-row table:style-name="ro1">
          <table:table-cell office:value-type="float" office:value="4.1459629023448" calcext:value-type="float">
            <text:p>4.1459629023448</text:p>
          </table:table-cell>
          <table:table-cell office:value-type="float" office:value="22.321296691895" calcext:value-type="float">
            <text:p>22.321296691895</text:p>
          </table:table-cell>
        </table:table-row>
        <table:table-row table:style-name="ro1">
          <table:table-cell office:value-type="float" office:value="4.1949396021664" calcext:value-type="float">
            <text:p>4.1949396021664</text:p>
          </table:table-cell>
          <table:table-cell office:value-type="float" office:value="21.593284606934" calcext:value-type="float">
            <text:p>21.593284606934</text:p>
          </table:table-cell>
        </table:table-row>
        <table:table-row table:style-name="ro1">
          <table:table-cell office:value-type="float" office:value="4.2376103023998" calcext:value-type="float">
            <text:p>4.2376103023998</text:p>
          </table:table-cell>
          <table:table-cell office:value-type="float" office:value="20.842552185059" calcext:value-type="float">
            <text:p>20.842552185059</text:p>
          </table:table-cell>
        </table:table-row>
        <table:table-row table:style-name="ro1">
          <table:table-cell office:value-type="float" office:value="4.299422102049" calcext:value-type="float">
            <text:p>4.299422102049</text:p>
          </table:table-cell>
          <table:table-cell office:value-type="float" office:value="20.069328308105" calcext:value-type="float">
            <text:p>20.069328308105</text:p>
          </table:table-cell>
        </table:table-row>
        <table:table-row table:style-name="ro1">
          <table:table-cell office:value-type="float" office:value="4.3477890021168" calcext:value-type="float">
            <text:p>4.3477890021168</text:p>
          </table:table-cell>
          <table:table-cell office:value-type="float" office:value="19.273834228516" calcext:value-type="float">
            <text:p>19.273834228516</text:p>
          </table:table-cell>
        </table:table-row>
        <table:table-row table:style-name="ro1">
          <table:table-cell office:value-type="float" office:value="4.3966986024752" calcext:value-type="float">
            <text:p>4.3966986024752</text:p>
          </table:table-cell>
          <table:table-cell office:value-type="float" office:value="18.456298828125" calcext:value-type="float">
            <text:p>18.456298828125</text:p>
          </table:table-cell>
        </table:table-row>
        <table:table-row table:style-name="ro1">
          <table:table-cell office:value-type="float" office:value="4.4379460024647" calcext:value-type="float">
            <text:p>4.4379460024647</text:p>
          </table:table-cell>
          <table:table-cell office:value-type="float" office:value="17.61693572998" calcext:value-type="float">
            <text:p>17.61693572998</text:p>
          </table:table-cell>
        </table:table-row>
        <table:table-row table:style-name="ro1">
          <table:table-cell office:value-type="float" office:value="4.4882406019606" calcext:value-type="float">
            <text:p>4.4882406019606</text:p>
          </table:table-cell>
          <table:table-cell office:value-type="float" office:value="16.755966186523" calcext:value-type="float">
            <text:p>16.755966186523</text:p>
          </table:table-cell>
        </table:table-row>
        <table:table-row table:style-name="ro1">
          <table:table-cell office:value-type="float" office:value="4.5495188024361" calcext:value-type="float">
            <text:p>4.5495188024361</text:p>
          </table:table-cell>
          <table:table-cell office:value-type="float" office:value="15.873603820801" calcext:value-type="float">
            <text:p>15.873603820801</text:p>
          </table:table-cell>
        </table:table-row>
        <table:table-row table:style-name="ro1">
          <table:table-cell office:value-type="float" office:value="4.5999957022723" calcext:value-type="float">
            <text:p>4.5999957022723</text:p>
          </table:table-cell>
          <table:table-cell office:value-type="float" office:value="14.970069885254" calcext:value-type="float">
            <text:p>14.970069885254</text:p>
          </table:table-cell>
        </table:table-row>
        <table:table-row table:style-name="ro1">
          <table:table-cell office:value-type="float" office:value="4.6394795018714" calcext:value-type="float">
            <text:p>4.6394795018714</text:p>
          </table:table-cell>
          <table:table-cell office:value-type="float" office:value="14.045570373535" calcext:value-type="float">
            <text:p>14.045570373535</text:p>
          </table:table-cell>
        </table:table-row>
        <table:table-row table:style-name="ro1">
          <table:table-cell office:value-type="float" office:value="4.6911031014752" calcext:value-type="float">
            <text:p>4.6911031014752</text:p>
          </table:table-cell>
          <table:table-cell office:value-type="float" office:value="13.100311279297" calcext:value-type="float">
            <text:p>13.100311279297</text:p>
          </table:table-cell>
        </table:table-row>
        <table:table-row table:style-name="ro1">
          <table:table-cell office:value-type="float" office:value="4.7506103010383" calcext:value-type="float">
            <text:p>4.7506103010383</text:p>
          </table:table-cell>
          <table:table-cell office:value-type="float" office:value="12.134506225586" calcext:value-type="float">
            <text:p>12.134506225586</text:p>
          </table:table-cell>
        </table:table-row>
        <table:table-row table:style-name="ro1">
          <table:table-cell office:value-type="float" office:value="4.7994906010572" calcext:value-type="float">
            <text:p>4.7994906010572</text:p>
          </table:table-cell>
          <table:table-cell office:value-type="float" office:value="11.148361206055" calcext:value-type="float">
            <text:p>11.148361206055</text:p>
          </table:table-cell>
        </table:table-row>
        <table:table-row table:style-name="ro1">
          <table:table-cell office:value-type="float" office:value="4.8421056002844" calcext:value-type="float">
            <text:p>4.8421056002844</text:p>
          </table:table-cell>
          <table:table-cell office:value-type="float" office:value="10.142074584961" calcext:value-type="float">
            <text:p>10.142074584961</text:p>
          </table:table-cell>
        </table:table-row>
        <table:table-row table:style-name="ro1">
          <table:table-cell office:value-type="float" office:value="4.8913949003909" calcext:value-type="float">
            <text:p>4.8913949003909</text:p>
          </table:table-cell>
          <table:table-cell office:value-type="float" office:value="9.115852355957" calcext:value-type="float">
            <text:p>9.115852355957</text:p>
          </table:table-cell>
        </table:table-row>
        <table:table-row table:style-name="ro1">
          <table:table-cell office:value-type="float" office:value="4.9383131999057" calcext:value-type="float">
            <text:p>4.9383131999057</text:p>
          </table:table-cell>
          <table:table-cell office:value-type="float" office:value="8.0698928833008" calcext:value-type="float">
            <text:p>8.0698928833008</text:p>
          </table:table-cell>
        </table:table-row>
        <table:table-row table:style-name="ro1">
          <table:table-cell office:value-type="float" office:value="5.0000765987206" calcext:value-type="float">
            <text:p>5.0000765987206</text:p>
          </table:table-cell>
          <table:table-cell office:value-type="float" office:value="7.00439453125" calcext:value-type="float">
            <text:p>7.00439453125</text:p>
          </table:table-cell>
        </table:table-row>
        <table:table-row table:style-name="ro1">
          <table:table-cell office:value-type="float" office:value="5.0431350984145" calcext:value-type="float">
            <text:p>5.0431350984145</text:p>
          </table:table-cell>
          <table:table-cell office:value-type="float" office:value="5.919548034668" calcext:value-type="float">
            <text:p>5.919548034668</text:p>
          </table:table-cell>
        </table:table-row>
        <table:table-row table:style-name="ro1">
          <table:table-cell office:value-type="float" office:value="5.0918869983871" calcext:value-type="float">
            <text:p>5.0918869983871</text:p>
          </table:table-cell>
          <table:table-cell office:value-type="float" office:value="4.8155517578125" calcext:value-type="float">
            <text:p>4.8155517578125</text:p>
          </table:table-cell>
        </table:table-row>
        <table:table-row table:style-name="ro1">
          <table:table-cell office:value-type="float" office:value="5.1395271986257" calcext:value-type="float">
            <text:p>5.1395271986257</text:p>
          </table:table-cell>
          <table:table-cell office:value-type="float" office:value="3.6925964355469" calcext:value-type="float">
            <text:p>3.6925964355469</text:p>
          </table:table-cell>
        </table:table-row>
        <table:table-row table:style-name="ro1">
          <table:table-cell office:value-type="float" office:value="5.201521898387" calcext:value-type="float">
            <text:p>5.201521898387</text:p>
          </table:table-cell>
          <table:table-cell office:value-type="float" office:value="2.5508728027344" calcext:value-type="float">
            <text:p>2.55087280273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3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03T15:52:30.399000000</dc:date>
    <meta:editing-duration>PT4M17S</meta:editing-duration>
    <meta:editing-cycles>1</meta:editing-cycles>
    <meta:document-statistic meta:table-count="1" meta:cell-count="180" meta:object-count="2"/>
    <meta:generator>LibreOffice/7.5.4.2$Windows_X86_64 LibreOffice_project/36ccfdc35048b057fd9854c757a8b67ec53977b6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ECCAD21901BEBEEE.svm"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85cm" svg:y="0.316cm" chart:style-name="ch2">
          <text:p>thrown vertcially up</text:p>
        </chart:title>
        <chart:legend chart:legend-position="end" svg:x="11.137cm" svg:y="3.952cm" style:legend-expansion="high" chart:style-name="ch3"/>
        <chart:plot-area chart:style-name="ch4" table:cell-range-address="projectileMotion.A1:projectileMotion.B147" svg:x="1.331cm" svg:y="1.275cm" svg:width="9.486cm" svg:height="6.564cm">
          <chart:coordinate-region svg:x="1.952cm" svg:y="1.474cm" svg:width="8.625cm" svg:height="5.718cm"/>
          <chart:axis chart:dimension="x" chart:name="primary-x" chart:style-name="ch5">
            <chart:title svg:x="5.488cm" svg:y="8.019cm" chart:style-name="ch6">
              <text:p>time (s)</text:p>
            </chart:title>
          </chart:axis>
          <chart:axis chart:dimension="y" chart:name="primary-y" chart:style-name="ch7">
            <chart:title svg:x="0.451cm" svg:y="5.368cm" chart:style-name="ch8">
              <text:p>delta y (m)</text:p>
            </chart:title>
            <chart:grid chart:style-name="ch9" chart:class="major"/>
          </chart:axis>
          <chart:series chart:style-name="ch10" chart:values-cell-range-address="projectileMotion.B1:projectileMotion.B147" chart:class="chart:scatter">
            <chart:domain table:cell-range-address="projectileMotion.A1:projectileMotion.A147"/>
            <chart:regression-curve chart:style-name="ch11">
              <chart:equation chart:display-equation="true" chart:display-r-square="true" svg:x="1.802cm" svg:y="1.055cm"/>
            </chart:regression-curve>
            <chart:data-point chart:repeated="14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4231329932809">
                <text:p>0.74231329932809</text:p>
                <draw:g>
                  <svg:desc>projectileMotion.A1:projectileMotion.A147</svg:desc>
                </draw:g>
              </table:table-cell>
              <table:table-cell office:value-type="float" office:value="3.5200119018555">
                <text:p>3.5200119018555</text:p>
                <draw:g>
                  <svg:desc>projectileMotion.B1:projectileMotion.B1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9137049941346">
                <text:p>0.79137049941346</text:p>
              </table:table-cell>
              <table:table-cell office:value-type="float" office:value="5.0200119018555">
                <text:p>5.02001190185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3984289970249">
                <text:p>0.83984289970249</text:p>
              </table:table-cell>
              <table:table-cell office:value-type="float" office:value="6.4750061035156">
                <text:p>6.4750061035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0237250039354">
                <text:p>0.90237250039354</text:p>
              </table:table-cell>
              <table:table-cell office:value-type="float" office:value="7.8854522705078">
                <text:p>7.88545227050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4408820057288">
                <text:p>0.94408820057288</text:p>
              </table:table-cell>
              <table:table-cell office:value-type="float" office:value="9.2517929077148">
                <text:p>9.25179290771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260940123349">
                <text:p>0.99260940123349</text:p>
              </table:table-cell>
              <table:table-cell office:value-type="float" office:value="10.57447052002">
                <text:p>10.57447052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413760007359">
                <text:p>1.0413760007359</text:p>
              </table:table-cell>
              <table:table-cell office:value-type="float" office:value="11.85391998291">
                <text:p>11.853919982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037241001613">
                <text:p>1.1037241001613</text:p>
              </table:table-cell>
              <table:table-cell office:value-type="float" office:value="13.090576171875">
                <text:p>13.090576171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458155992441">
                <text:p>1.1458155992441</text:p>
              </table:table-cell>
              <table:table-cell office:value-type="float" office:value="14.284866333008">
                <text:p>14.2848663330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956921992823">
                <text:p>1.1956921992823</text:p>
              </table:table-cell>
              <table:table-cell office:value-type="float" office:value="15.437217712402">
                <text:p>15.4372177124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431274987757">
                <text:p>1.2431274987757</text:p>
              </table:table-cell>
              <table:table-cell office:value-type="float" office:value="16.548042297363">
                <text:p>16.5480422973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858647983521">
                <text:p>1.2858647983521</text:p>
              </table:table-cell>
              <table:table-cell office:value-type="float" office:value="17.61775970459">
                <text:p>17.617759704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46986498218">
                <text:p>1.346986498218</text:p>
              </table:table-cell>
              <table:table-cell office:value-type="float" office:value="18.646781921387">
                <text:p>18.6467819213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967663990334">
                <text:p>1.3967663990334</text:p>
              </table:table-cell>
              <table:table-cell office:value-type="float" office:value="19.635513305664">
                <text:p>19.6355133056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441298996098">
                <text:p>1.4441298996098</text:p>
              </table:table-cell>
              <table:table-cell office:value-type="float" office:value="20.584358215332">
                <text:p>20.5843582153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874956994317">
                <text:p>1.4874956994317</text:p>
              </table:table-cell>
              <table:table-cell office:value-type="float" office:value="21.493713378906">
                <text:p>21.4937133789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357110998593">
                <text:p>1.5357110998593</text:p>
              </table:table-cell>
              <table:table-cell office:value-type="float" office:value="22.363975524902">
                <text:p>22.3639755249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977102001198">
                <text:p>1.5977102001198</text:p>
              </table:table-cell>
              <table:table-cell office:value-type="float" office:value="23.195533752441">
                <text:p>23.1955337524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6458381009288">
                <text:p>1.6458381009288</text:p>
              </table:table-cell>
              <table:table-cell office:value-type="float" office:value="23.988777160645">
                <text:p>23.9887771606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947604008019">
                <text:p>1.6947604008019</text:p>
              </table:table-cell>
              <table:table-cell office:value-type="float" office:value="24.744087219238">
                <text:p>24.7440872192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359247007407">
                <text:p>1.7359247007407</text:p>
              </table:table-cell>
              <table:table-cell office:value-type="float" office:value="25.461845397949">
                <text:p>25.4618453979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7991557004862">
                <text:p>1.7991557004862</text:p>
              </table:table-cell>
              <table:table-cell office:value-type="float" office:value="26.142425537109">
                <text:p>26.1424255371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473783005029">
                <text:p>1.8473783005029</text:p>
              </table:table-cell>
              <table:table-cell office:value-type="float" office:value="26.786201477051">
                <text:p>26.7862014770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8957805011887">
                <text:p>1.8957805011887</text:p>
              </table:table-cell>
              <table:table-cell office:value-type="float" office:value="27.393539428711">
                <text:p>27.3935394287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9374584017787">
                <text:p>1.9374584017787</text:p>
              </table:table-cell>
              <table:table-cell office:value-type="float" office:value="27.964805603027">
                <text:p>27.9648056030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9893582023215">
                <text:p>1.9893582023215</text:p>
              </table:table-cell>
              <table:table-cell office:value-type="float" office:value="28.500358581543">
                <text:p>28.5003585815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0525021019857">
                <text:p>2.0525021019857</text:p>
              </table:table-cell>
              <table:table-cell office:value-type="float" office:value="29.000556945801">
                <text:p>29.0005569458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0972667015158">
                <text:p>2.0972667015158</text:p>
              </table:table-cell>
              <table:table-cell office:value-type="float" office:value="29.465751647949">
                <text:p>29.4657516479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1387727018446">
                <text:p>2.1387727018446</text:p>
              </table:table-cell>
              <table:table-cell office:value-type="float" office:value="29.896293640137">
                <text:p>29.8962936401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1891301018186">
                <text:p>2.1891301018186</text:p>
              </table:table-cell>
              <table:table-cell office:value-type="float" office:value="30.292526245117">
                <text:p>30.2925262451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2504728022031">
                <text:p>2.2504728022031</text:p>
              </table:table-cell>
              <table:table-cell office:value-type="float" office:value="30.654800415039">
                <text:p>30.6548004150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298903202638">
                <text:p>2.298903202638</text:p>
              </table:table-cell>
              <table:table-cell office:value-type="float" office:value="30.983451843262">
                <text:p>30.9834518432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3482290031388">
                <text:p>2.3482290031388</text:p>
              </table:table-cell>
              <table:table-cell office:value-type="float" office:value="31.278816223145">
                <text:p>31.2788162231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3890781039372">
                <text:p>2.3890781039372</text:p>
              </table:table-cell>
              <table:table-cell office:value-type="float" office:value="31.541229248047">
                <text:p>31.5412292480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4378703041002">
                <text:p>2.4378703041002</text:p>
              </table:table-cell>
              <table:table-cell office:value-type="float" office:value="31.771018981934">
                <text:p>31.7710189819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5003035045229">
                <text:p>2.5003035045229</text:p>
              </table:table-cell>
              <table:table-cell office:value-type="float" office:value="31.968505859375">
                <text:p>31.968505859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5495071052574">
                <text:p>2.5495071052574</text:p>
              </table:table-cell>
              <table:table-cell office:value-type="float" office:value="32.134017944336">
                <text:p>32.1340179443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5902261054143">
                <text:p>2.5902261054143</text:p>
              </table:table-cell>
              <table:table-cell office:value-type="float" office:value="32.267875671387">
                <text:p>32.2678756713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6391047053039">
                <text:p>2.6391047053039</text:p>
              </table:table-cell>
              <table:table-cell office:value-type="float" office:value="32.370399475098">
                <text:p>32.3703994750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7012778054923">
                <text:p>2.7012778054923</text:p>
              </table:table-cell>
              <table:table-cell office:value-type="float" office:value="32.44189453125">
                <text:p>32.44189453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7500754059292">
                <text:p>2.7500754059292</text:p>
              </table:table-cell>
              <table:table-cell office:value-type="float" office:value="32.48267364502">
                <text:p>32.482673645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7917807055637">
                <text:p>2.7917807055637</text:p>
              </table:table-cell>
              <table:table-cell office:value-type="float" office:value="32.493041992188">
                <text:p>32.4930419921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8405885049142">
                <text:p>2.8405885049142</text:p>
              </table:table-cell>
              <table:table-cell office:value-type="float" office:value="32.47331237793">
                <text:p>32.473312377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8893634043634">
                <text:p>2.8893634043634</text:p>
              </table:table-cell>
              <table:table-cell office:value-type="float" office:value="32.423774719238">
                <text:p>32.4237747192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515382046811">
                <text:p>2.9515382046811</text:p>
              </table:table-cell>
              <table:table-cell office:value-type="float" office:value="32.344734191895">
                <text:p>32.3447341918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9931887048297">
                <text:p>2.9931887048297</text:p>
              </table:table-cell>
              <table:table-cell office:value-type="float" office:value="32.236488342285">
                <text:p>32.2364883422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0428948053159">
                <text:p>3.0428948053159</text:p>
              </table:table-cell>
              <table:table-cell office:value-type="float" office:value="32.099319458008">
                <text:p>32.0993194580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091254404746">
                <text:p>3.091254404746</text:p>
              </table:table-cell>
              <table:table-cell office:value-type="float" office:value="31.933525085449">
                <text:p>31.9335250854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1534674046561">
                <text:p>3.1534674046561</text:p>
              </table:table-cell>
              <table:table-cell office:value-type="float" office:value="31.739387512207">
                <text:p>31.7393875122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1949212043546">
                <text:p>3.1949212043546</text:p>
              </table:table-cell>
              <table:table-cell office:value-type="float" office:value="31.517189025879">
                <text:p>31.5171890258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2437480050139">
                <text:p>3.2437480050139</text:p>
              </table:table-cell>
              <table:table-cell office:value-type="float" office:value="31.267219543457">
                <text:p>31.2672195434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2921565044671">
                <text:p>3.2921565044671</text:p>
              </table:table-cell>
              <table:table-cell office:value-type="float" office:value="30.98974609375">
                <text:p>30.98974609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334824103862">
                <text:p>3.334824103862</text:p>
              </table:table-cell>
              <table:table-cell office:value-type="float" office:value="30.685050964355">
                <text:p>30.6850509643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3959643039852">
                <text:p>3.3959643039852</text:p>
              </table:table-cell>
              <table:table-cell office:value-type="float" office:value="30.353401184082">
                <text:p>30.3534011840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4447966036387">
                <text:p>3.4447966036387</text:p>
              </table:table-cell>
              <table:table-cell office:value-type="float" office:value="29.995063781738">
                <text:p>29.9950637817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4931204034947">
                <text:p>3.4931204034947</text:p>
              </table:table-cell>
              <table:table-cell office:value-type="float" office:value="29.610313415527">
                <text:p>29.6103134155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5365111036226">
                <text:p>3.5365111036226</text:p>
              </table:table-cell>
              <table:table-cell office:value-type="float" office:value="29.199409484863">
                <text:p>29.1994094848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5976798031479">
                <text:p>3.5976798031479</text:p>
              </table:table-cell>
              <table:table-cell office:value-type="float" office:value="28.76261138916">
                <text:p>28.762611389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6462742032018">
                <text:p>3.6462742032018</text:p>
              </table:table-cell>
              <table:table-cell office:value-type="float" office:value="28.300186157227">
                <text:p>28.3001861572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6947086036671">
                <text:p>3.6947086036671</text:p>
              </table:table-cell>
              <table:table-cell office:value-type="float" office:value="27.812385559082">
                <text:p>27.8123855590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7433038030285">
                <text:p>3.7433038030285</text:p>
              </table:table-cell>
              <table:table-cell office:value-type="float" office:value="27.299461364746">
                <text:p>27.2994613647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78655670234">
                <text:p>3.78655670234</text:p>
              </table:table-cell>
              <table:table-cell office:value-type="float" office:value="26.761665344238">
                <text:p>26.7616653442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8476101022679">
                <text:p>3.8476101022679</text:p>
              </table:table-cell>
              <table:table-cell office:value-type="float" office:value="26.199249267578">
                <text:p>26.1992492675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8961346021388">
                <text:p>3.8961346021388</text:p>
              </table:table-cell>
              <table:table-cell office:value-type="float" office:value="25.612457275391">
                <text:p>25.6124572753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9446569026913">
                <text:p>3.9446569026913</text:p>
              </table:table-cell>
              <table:table-cell office:value-type="float" office:value="25.001533508301">
                <text:p>25.0015335083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9933083027136">
                <text:p>3.9933083027136</text:p>
              </table:table-cell>
              <table:table-cell office:value-type="float" office:value="24.366714477539">
                <text:p>24.3667144775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0372967028525">
                <text:p>4.0372967028525</text:p>
              </table:table-cell>
              <table:table-cell office:value-type="float" office:value="23.70824432373">
                <text:p>23.708244323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098947202554">
                <text:p>4.098947202554</text:p>
              </table:table-cell>
              <table:table-cell office:value-type="float" office:value="23.026359558105">
                <text:p>23.0263595581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1459629023448">
                <text:p>4.1459629023448</text:p>
              </table:table-cell>
              <table:table-cell office:value-type="float" office:value="22.321296691895">
                <text:p>22.3212966918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1949396021664">
                <text:p>4.1949396021664</text:p>
              </table:table-cell>
              <table:table-cell office:value-type="float" office:value="21.593284606934">
                <text:p>21.5932846069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2376103023998">
                <text:p>4.2376103023998</text:p>
              </table:table-cell>
              <table:table-cell office:value-type="float" office:value="20.842552185059">
                <text:p>20.8425521850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299422102049">
                <text:p>4.299422102049</text:p>
              </table:table-cell>
              <table:table-cell office:value-type="float" office:value="20.069328308105">
                <text:p>20.0693283081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3477890021168">
                <text:p>4.3477890021168</text:p>
              </table:table-cell>
              <table:table-cell office:value-type="float" office:value="19.273834228516">
                <text:p>19.2738342285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3966986024752">
                <text:p>4.3966986024752</text:p>
              </table:table-cell>
              <table:table-cell office:value-type="float" office:value="18.456298828125">
                <text:p>18.4562988281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4379460024647">
                <text:p>4.4379460024647</text:p>
              </table:table-cell>
              <table:table-cell office:value-type="float" office:value="17.61693572998">
                <text:p>17.616935729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4882406019606">
                <text:p>4.4882406019606</text:p>
              </table:table-cell>
              <table:table-cell office:value-type="float" office:value="16.755966186523">
                <text:p>16.7559661865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5495188024361">
                <text:p>4.5495188024361</text:p>
              </table:table-cell>
              <table:table-cell office:value-type="float" office:value="15.873603820801">
                <text:p>15.8736038208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5999957022723">
                <text:p>4.5999957022723</text:p>
              </table:table-cell>
              <table:table-cell office:value-type="float" office:value="14.970069885254">
                <text:p>14.9700698852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6394795018714">
                <text:p>4.6394795018714</text:p>
              </table:table-cell>
              <table:table-cell office:value-type="float" office:value="14.045570373535">
                <text:p>14.0455703735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6911031014752">
                <text:p>4.6911031014752</text:p>
              </table:table-cell>
              <table:table-cell office:value-type="float" office:value="13.100311279297">
                <text:p>13.1003112792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7506103010383">
                <text:p>4.7506103010383</text:p>
              </table:table-cell>
              <table:table-cell office:value-type="float" office:value="12.134506225586">
                <text:p>12.1345062255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7994906010572">
                <text:p>4.7994906010572</text:p>
              </table:table-cell>
              <table:table-cell office:value-type="float" office:value="11.148361206055">
                <text:p>11.1483612060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8421056002844">
                <text:p>4.8421056002844</text:p>
              </table:table-cell>
              <table:table-cell office:value-type="float" office:value="10.142074584961">
                <text:p>10.1420745849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8913949003909">
                <text:p>4.8913949003909</text:p>
              </table:table-cell>
              <table:table-cell office:value-type="float" office:value="9.115852355957">
                <text:p>9.1158523559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9383131999057">
                <text:p>4.9383131999057</text:p>
              </table:table-cell>
              <table:table-cell office:value-type="float" office:value="8.0698928833008">
                <text:p>8.06989288330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0000765987206">
                <text:p>5.0000765987206</text:p>
              </table:table-cell>
              <table:table-cell office:value-type="float" office:value="7.00439453125">
                <text:p>7.00439453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0431350984145">
                <text:p>5.0431350984145</text:p>
              </table:table-cell>
              <table:table-cell office:value-type="float" office:value="5.919548034668">
                <text:p>5.9195480346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0918869983871">
                <text:p>5.0918869983871</text:p>
              </table:table-cell>
              <table:table-cell office:value-type="float" office:value="4.8155517578125">
                <text:p>4.8155517578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1395271986257">
                <text:p>5.1395271986257</text:p>
              </table:table-cell>
              <table:table-cell office:value-type="float" office:value="3.6925964355469">
                <text:p>3.69259643554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201521898387">
                <text:p>5.201521898387</text:p>
              </table:table-cell>
              <table:table-cell office:value-type="float" office:value="2.5508728027344">
                <text:p>2.55087280273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5cm" svg:height="9.005cm" xlink:href=".." xlink:type="simple" chart:class="chart:scatter" chart:style-name="ch1">
        <chart:title svg:x="6.768cm" svg:y="0.316cm" chart:style-name="ch2">
          <text:p>better initial</text:p>
        </chart:title>
        <chart:legend chart:legend-position="end" svg:x="11.909cm" svg:y="3.954cm" style:legend-expansion="high" chart:style-name="ch3"/>
        <chart:plot-area chart:style-name="ch4" table:cell-range-address="projectileMotion.A1:projectileMotion.B3" svg:x="0.32cm" svg:y="1.275cm" svg:width="11.269cm" svg:height="7.55cm">
          <chart:coordinate-region svg:x="0.756cm" svg:y="1.474cm" svg:width="10.502cm" svg:height="6.70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projectileMotion.B1:projectileMotion.B3" chart:class="chart:scatter">
            <chart:domain table:cell-range-address="projectileMotion.A1:projectileMotion.A3"/>
            <chart:regression-curve chart:style-name="ch9">
              <chart:equation chart:display-equation="true" chart:display-r-square="true" svg:x="1.66cm" svg:y="1.256cm"/>
            </chart:regression-curve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4231329932809">
                <text:p>0.74231329932809</text:p>
                <draw:g>
                  <svg:desc>projectileMotion.A1:projectileMotion.A3</svg:desc>
                </draw:g>
              </table:table-cell>
              <table:table-cell office:value-type="float" office:value="3.5200119018555">
                <text:p>3.5200119018555</text:p>
                <draw:g>
                  <svg:desc>projectileMotion.B1:projectileMotion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9137049941346">
                <text:p>0.79137049941346</text:p>
              </table:table-cell>
              <table:table-cell office:value-type="float" office:value="5.0200119018555">
                <text:p>5.02001190185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3984289970249">
                <text:p>0.83984289970249</text:p>
              </table:table-cell>
              <table:table-cell office:value-type="float" office:value="6.4750061035156">
                <text:p>6.47500610351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